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660000007B7E710E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6.999cm" style:rel-column-width="65535*"/>
    </style:style>
    <style:style style:name="Tabella1.A1" style:family="table-cell">
      <style:table-cell-properties fo:padding="0.097cm" fo:border="0.035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margin-top="0.102cm" fo:margin-bottom="0.102cm"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margin-top="0.102cm" fo:margin-bottom="0.102cm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">PROGETTO DEFINITIVO</text:p>
            <text:p text:style-name="P2">Titolo Progetto:</text:p>
            <text:p text:style-name="P2">Servizio di accesso ad internet con copertura comunale mediante tecnologia WIF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10"/>_________________________ <text:s text:c="67"/>_____________________</text:p>
      <text:p text:style-name="P1"><text:s text:c="25"/>FIRMA <text:s text:c="105"/>DATA</text:p>
      <text:p text:style-name="P1"><text:s text:c="11"/><text:span text:style-name="T1">(Qualifica, Nome e Cognom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INDICE DEI CONTENUTI</text:p>
      <text:list xml:id="list2817100342955590855" text:style-name="L1">
        <text:list-header>
          <text:p text:style-name="P5"/>
          <text:p text:style-name="P6">1 <text:s text:c="2"/>Dati salienti sul Progetto</text:p>
          <text:list>
            <text:list-header>
              <text:p text:style-name="P7">1.1 Titolo del Progetto</text:p>
              <text:p text:style-name="P8">1.2 Obiettivi del Progetto</text:p>
              <text:p text:style-name="P7">1.3 Area di interesse</text:p>
            </text:list-header>
          </text:list>
        </text:list-header>
      </text:list>
      <text:p text:style-name="Standard"/>
      <text:p text:style-name="Standard"/>
      <text:p text:style-name="Standard"/>
      <text:p text:style-name="Standard"/>
      <text:p text:style-name="P3">Descrizione del Progetto</text:p>
      <text:p text:style-name="Standard"/>
      <text:p text:style-name="Standard">Il Progetto suddetto intende garantire una copertura totale all'area urbana del comune di Sannicola, comprendente dunque anche le frazioni limitrofe di San Simone, Chiesanuova e Lido Conchiglie.</text:p>
      <text:p text:style-name="Standard"/>
      <text:p text:style-name="Standard">Il servizio garantisce il servizio cittadino nell'intero arco di giornata, dunque si può accedere alla rete in qualsiasi momento e in qualsiasi posto compreso nei confini comunali. Questo necessita, onde prevenire l'incolumità giuridica del comune di Sannicola, che i cittadini richiedano tale servizio identificandosi e che siano date loro le credenziali d'accesso al servizio.</text:p>
      <text:p text:style-name="Standard"/>
      <text:p text:style-name="Standard">Per garantire la stesura della rete di comunicazione si prevede l'uso di un gruppo di router in lavoro parallelo per non sovraccaricare il sistema con le richieste dei cittadini, e di una moltitudine di bridge wifi che estendano il segnale sulla superficie comunale. A tal proposito, le apparecchiature hanno bisogno di una protezione dalle intemperie o dagli atti di vandalismo e si è giunti alla conclusione che il pagamento di un canone di affitto a privato per l'installazione dei ripetitori fosse inappropriata, mentre si è pensato anche grazie alla dislocazione comunale l'uso delle cabine telefonice di proprietà di Telecom s.p.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1cm" fo:margin-left="0cm" fo:margin-right="0cm" fo:margin-bottom="1cm" style:shadow="none" fo:background-color="transparent" style:dynamic-spacing="false">
          <style:background-image xlink:href="Pictures/10000000000000660000007B7E710EF0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55S</meta:editing-duration>
    <meta:editing-cycles>5</meta:editing-cycles>
    <meta:generator>OpenOffice/4.0.0$Win32 OpenOffice.org_project/400m3$Build-9702</meta:generator>
    <dc:date>2013-09-16T13:10:56.90</dc:date>
    <dc:creator>Matteo Calò</dc:creator>
    <meta:document-statistic meta:table-count="1" meta:image-count="0" meta:object-count="0" meta:page-count="3" meta:paragraph-count="15" meta:word-count="227" meta:character-count="1769"/>
    <meta:user-defined meta:name="Info 1"/>
    <meta:user-defined meta:name="Info 2"/>
    <meta:user-defined meta:name="Info 3"/>
    <meta:user-defined meta:name="Info 4"/>
  </office:meta>
</office:document-meta>
</file>